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4.00pt" fo:font-weight="normal" fo:font-family="CordiaUPC" style:font-family-asian="CordiaUPC" style:font-family-complex="CordiaUPC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57160542<text:s/></text:span><text:span text:style-name="T2">นาย</text:span><text:span text:style-name="T3"><text:s/></text:span><text:span text:style-name="T4">วรวุฒ</text:span><text:span text:style-name="T5"><text:s/></text:span><text:span text:style-name="T6">พรหมจรรย์</text:span><text:span text:style-name="T7"><text:s/></text:span><text:span text:style-name="T8">กลุ่ม</text:span><text:span text:style-name="T9">2<text:s/></text:span><text:span text:style-name="T10"/></text:p>
      <text:p text:style-name="P2"><text:span text:style-name="T11">พื้นฐานของการพัฒนาซอฟต์แวร์และกระบวนการ</text:span><text:span text:style-name="T12"/></text:p>
      <text:p text:style-name="P2"><text:span text:style-name="T13">1</text:span><text:span text:style-name="T14">.<text:s text:c="3"/></text:span><text:span text:style-name="T15">ขึ้นอยู่กับการทำงานของลูกค้า</text:span><text:span text:style-name="T16"><text:s/></text:span><text:span text:style-name="T17">เพราะ</text:span><text:span text:style-name="T18"><text:s/></text:span><text:span text:style-name="T19">Waterfall<text:s/></text:span><text:span text:style-name="T20">นั้นคือการทำงานจะเริ่มต้นดำเนินการได้เมื่อกิจกรรมก่อนหน้านั้นเสร็จสมบูรณ์ซึ่งในปัจจุบันการทำแบบ</text:span><text:span text:style-name="T21"><text:s/></text:span><text:span text:style-name="T22">Waterfall<text:s/></text:span><text:span text:style-name="T23">นั้น</text:span><text:span text:style-name="T24"><text:s/></text:span><text:span text:style-name="T25">ไม่เหมาะกับการนำมาเป็นแบบแผนในการพัฒนาระบบ</text:span><text:span text:style-name="T26"><text:s/></text:span><text:span text:style-name="T27">แตกต่างจาก</text:span><text:span text:style-name="T28"><text:s/></text:span><text:span text:style-name="T29">Agile<text:s/></text:span><text:span text:style-name="T30">สามารถเปลี่ยนแปลงได้รวดเร็ว</text:span><text:span text:style-name="T31"><text:s/></text:span><text:span text:style-name="T32">ไม่ตายตัว</text:span><text:span text:style-name="T33"><text:s/></text:span><text:span text:style-name="T34">สามารถทำได้เรื่อยๆไม่ต้องหยุดและมีการพัฒนาอย่างว่องไวจึงทำให้</text:span><text:span text:style-name="T35"><text:s/></text:span><text:span text:style-name="T36">Agile<text:s/></text:span><text:span text:style-name="T37">ได้รับความนิยมมากกว่าในการเป็นแบบแผนในการพัฒนาระบบ</text:span><text:span text:style-name="T38"/></text:p>
      <text:p text:style-name="P2"><text:span text:style-name="T39">2</text:span><text:span text:style-name="T40">.<text:s text:c="2"/></text:span><text:span text:style-name="T41">คำกล่าวว่าไม่มีอะไรสู้</text:span><text:span text:style-name="T42"><text:s/></text:span><text:span text:style-name="T43">git<text:s/></text:span><text:span text:style-name="T44">กับ</text:span><text:span text:style-name="T45"><text:s/></text:span><text:span text:style-name="T46">github<text:s/></text:span><text:span text:style-name="T47">น่าจะจริงเพราะ</text:span><text:span text:style-name="T48"><text:s/></text:span><text:span text:style-name="T49">CVS<text:s/></text:span><text:span text:style-name="T50">หรือ</text:span><text:span text:style-name="T51"><text:s/></text:span><text:span text:style-name="T52">SVN<text:s/></text:span><text:span text:style-name="T53">มีการใช้งานที่ดีแต่น่าจะน้อยกว่า</text:span><text:span text:style-name="T54"><text:s/></text:span><text:span text:style-name="T55">git<text:s/></text:span><text:span text:style-name="T56">กับ</text:span><text:span text:style-name="T57"><text:s/></text:span><text:span text:style-name="T58">github<text:s/></text:span><text:span text:style-name="T59">เพราะสามารถมีความผิดพลาดในการทำงานและเหมาะกับการทำงานแบบองค์กรมากกว่า</text:span><text:span text:style-name="T60"><text:s/></text:span><text:span text:style-name="T61">แต่ถ้าจะใช้งานให้มีความส่วนตัว</text:span><text:span text:style-name="T62"><text:s/></text:span><text:span text:style-name="T63">git<text:s/></text:span><text:span text:style-name="T64">และ</text:span><text:span text:style-name="T65"><text:s/></text:span><text:span text:style-name="T66">github<text:s/></text:span><text:span text:style-name="T67">น่าจะเหมาะสมกว่า</text:span><text:span text:style-name="T68"/></text:p>
      <text:p text:style-name="P2"><text:span text:style-name="T69">3</text:span><text:span text:style-name="T70">.<text:s/></text:span><text:span text:style-name="T71">คำสั่งสร้าง</text:span><text:span text:style-name="T72"><text:s/></text:span><text:span text:style-name="T73">Branch</text:span><text:span text:style-name="T74"/></text:p>
      <text:p text:style-name="P2"><text:span text:style-name="T75">3.1<text:s/></text:span><text:span text:style-name="T76">git checkout<text:s text:c="2"/>--directories.git(</text:span><text:span text:style-name="T77">ของเรา</text:span><text:span text:style-name="T78">) new_branch</text:span><text:span text:style-name="T79"/></text:p>
      <text:p text:style-name="P2"><text:span text:style-name="T80">3.2<text:s/></text:span><text:span text:style-name="T81">git add.</text:span><text:span text:style-name="T82"/></text:p>
      <text:p text:style-name="P2"><text:span text:style-name="T83">3.3<text:s/></text:span><text:span text:style-name="T84">git commit new_branch</text:span><text:span text:style-name="T85"/></text:p>
      <text:p text:style-name="P2"><text:span text:style-name="T86">3.4<text:s/></text:span><text:span text:style-name="T87">git push origin new_branch</text:span><text:span text:style-name="T88"/></text:p>
      <text:p text:style-name="P2"><text:span text:style-name="T89">4<text:s/></text:span><text:span text:style-name="T90">เป็นเรื่องจริงที่เกิดการ</text:span><text:span text:style-name="T91"><text:s/></text:span><text:span text:style-name="T92">Conflict<text:s/></text:span><text:span text:style-name="T93">ในทีมคือเราแก้ไขไฟล์เดียวกับเพื่อน</text:span><text:span text:style-name="T94"><text:s/></text:span><text:span text:style-name="T95">แต่ถ้าอยากให้ปัญหานี้เกิดขึ้นน้อยลงหรือว่าไม่เกิดขึ้นเลย</text:span><text:span text:style-name="T96"><text:s/></text:span><text:span text:style-name="T97">ควรเพิ่มการสื่อสารในทีมเข้าไปเพื่อให้ทำงานง่ายยิ่งขึ้น</text:span><text:span text:style-name="T98"/></text:p>
      <text:p text:style-name="P2"><text:span text:style-name="T99">5<text:s/></text:span><text:span text:style-name="T100">รันคำสั่ง</text:span><text:span text:style-name="T101"><text:s/></text:span><text:span text:style-name="T102">ruby ('a'..'e').each {|ch| print ch}</text:span><text:span text:style-name="T103"/></text:p>
      <text:p text:style-name="P2"><text:span text:style-name="T104"><text:s/></text:span><text:span text:style-name="T105">ได้คำตอบ</text:span><text:span text:style-name="T106"><text:s/></text:span><text:span text:style-name="T107">abcde</text:span><text:span text:style-name="T108"/></text:p>
      <text:p text:style-name="P2"><text:span text:style-name="T109">6<text:s/></text:span><text:span text:style-name="T110">.<text:s/></text:span><text:span text:style-name="T111">คำกล่าวนี้อาจจะเกิดขึ้นสมัยก่อน</text:span><text:span text:style-name="T112"><text:s/></text:span><text:span text:style-name="T113">ตอนที่อินเตอร์เน็ตและเว็บฝาก</text:span><text:span text:style-name="T114"><text:s/></text:span><text:span text:style-name="T115">app<text:s/></text:span><text:span text:style-name="T116">ยังไม่ค่อยมีในปัจจุบันซึ่งปัจจุบันนั้นมีทางเลือกให้แก่ผู้ทำ</text:span><text:span text:style-name="T117"><text:s/></text:span><text:span text:style-name="T118">app<text:s/></text:span><text:span text:style-name="T119">หลายทาง</text:span><text:span text:style-name="T120"><text:s/></text:span><text:span text:style-name="T121">สามารถทำลงเว็บไซต์เพื่อให้ดาวน์โหลดหรือทำลง</text:span><text:span text:style-name="T122"><text:s/></text:span><text:span text:style-name="T123">CD<text:s/></text:span><text:span text:style-name="T124">เหมือนเดิมเพื่อเพิ่มความสะดวกสบายและทางเลือกในการใช้งานนั้นให้มากขึ้นกว่าเดิม</text:span><text:span text:style-name="T125"/></text:p>
      <text:p text:style-name="P2"><text:span text:style-name="T126">7</text:span><text:span text:style-name="T127">.<text:s text:c="2"/></text:span><text:span text:style-name="T128">เราเป็นผู้ใช้ใช้เว็บบราวเซอร์</text:span><text:span text:style-name="T129"><text:s/></text:span><text:span text:style-name="T130">ซึ่ง</text:span><text:span text:style-name="T131"><text:s/></text:span><text:span text:style-name="T132">เมื่อเรา</text:span><text:span text:style-name="T133"><text:s/></text:span><text:span text:style-name="T134">Rail router<text:s/></text:span><text:span text:style-name="T135">จะไปไปเรียกใช้ส่วน</text:span><text:span text:style-name="T136"><text:s/></text:span><text:span text:style-name="T137">Controller<text:s text:c="2"/></text:span><text:span text:style-name="T138">ซึ่งส่วนนี้จะไปค้นหาข้อมูลใน</text:span><text:span text:style-name="T139"><text:s/></text:span><text:span text:style-name="T140">Database<text:s/></text:span><text:span text:style-name="T141">ว่ามีอยู่รึป่าวแล้วแจ้งกลับไปยัง</text:span><text:span text:style-name="T142"><text:s/></text:span><text:span text:style-name="T143">ส่วน</text:span><text:span text:style-name="T144"><text:s/></text:span><text:span text:style-name="T145">Controller<text:s/></text:span><text:span text:style-name="T146">และ</text:span><text:span text:style-name="T147"><text:s/></text:span><text:span text:style-name="T148">ส่วน</text:span><text:span text:style-name="T149"><text:s/></text:span><text:span text:style-name="T150">Controller<text:s/></text:span><text:span text:style-name="T151">จะส่งต่อไปในส่วน</text:span><text:span text:style-name="T152"><text:s/></text:span><text:span text:style-name="T153">View<text:s/></text:span><text:span text:style-name="T154">และในส่วน</text:span><text:span text:style-name="T155"><text:s/></text:span><text:span text:style-name="T156">View<text:s/></text:span><text:span text:style-name="T157">จะตอบกลับมาเป็น</text:span><text:span text:style-name="T158"><text:s/></text:span><text:span text:style-name="T159">Code HTML<text:s/></text:span><text:span text:style-name="T160">ให้</text:span><text:span text:style-name="T161"><text:s/></text:span><text:span text:style-name="T162">ส่วน</text:span><text:span text:style-name="T163"><text:s/></text:span><text:span text:style-name="T164">Controller<text:s/></text:span><text:span text:style-name="T165">ส่วนนี้ก็จะนำ</text:span><text:span text:style-name="T166"><text:s/></text:span><text:span text:style-name="T167">code<text:s/></text:span><text:span text:style-name="T168">ที่ได้มาไปแสดงต่อยังหน้าเว็บไซต์</text:span><text:span text:style-name="T169"><text:s/></text:span><text:span text:style-name="T170"/></text:p>
      <text:p text:style-name="P2"><text:span text:style-name="T171">8</text:span><text:span text:style-name="T172">. framework<text:s/></text:span><text:span text:style-name="T173">ที่เคยใช้อาจจะเคยใช้บ้างตัวแต่อาจจะไม่รู้จักว่าคือ</text:span><text:span text:style-name="T174"><text:s/></text:span><text:span text:style-name="T175">framework<text:s/></text:span><text:span text:style-name="T176">แต่เคยใช้</text:span><text:span text:style-name="T177"><text:s/></text:span><text:span text:style-name="T178">rails<text:s/></text:span><text:span text:style-name="T179">ในการเรียนในคลาสที่อาจารย์สอน</text:span><text:span text:style-name="T180"><text:s/></text:span><text:span text:style-name="T181">มีข้อดี</text:span><text:span text:style-name="T182"><text:s/></text:span><text:span text:style-name="T183">ว่าใช้งานได้ง่ายและรวดเร็ว</text:span><text:span text:style-name="T184"><text:s/></text:span><text:span text:style-name="T185">ไม่ต้องกระทำกระบวนการซ้ำๆบ่อยๆในการทำงาน</text:span><text:span text:style-name="T186"/></text:p>
      <text:p text:style-name="P2"><text:span text:style-name="T187">9</text:span><text:span text:style-name="T188">.<text:s text:c="3"/></text:span><text:span text:style-name="T189">มีบทบาทของ</text:span><text:span text:style-name="T190"><text:s/></text:span><text:span text:style-name="T191">Heroku<text:s text:c="2"/></text:span><text:span text:style-name="T192">คือ</text:span><text:span text:style-name="T193"><text:s/></text:span><text:span text:style-name="T194">เราสามารถพัฒนา</text:span><text:span text:style-name="T195"><text:s/></text:span><text:span text:style-name="T196">application<text:s/></text:span><text:span text:style-name="T197">โดยไม่ต้องวางเครื่องเซิร์ฟเวอร์เอง</text:span><text:span text:style-name="T198"><text:s/></text:span><text:span text:style-name="T199">และ</text:span><text:span text:style-name="T200"><text:s/></text:span><text:span text:style-name="T201">เรายังสามารถใช้งานได้ฟรี</text:span><text:span text:style-name="T202"><text:s/></text:span><text:span text:style-name="T203">ทำงานได้หลายภาษาเพราะ</text:span><text:span text:style-name="T204"><text:s/></text:span><text:span text:style-name="T205">Heroku<text:s/></text:span><text:span text:style-name="T206">รองรับภาษา</text:span><text:span text:style-name="T207"><text:s/></text:span><text:span text:style-name="T208">Ruby, PHP, Node.js, Python, Java, Clojure, Scala<text:s/></text:span><text:span text:style-name="T209"/></text:p>
      <text:p text:style-name="P2"><text:span text:style-name="T210">และเรายังสามารถ</text:span><text:span text:style-name="T211"><text:s/></text:span><text:span text:style-name="T212">รันโค้คบนเว็บได้อีกด้วย</text:span><text:span text:style-name="T213"/></text:p>
      <text:p text:style-name="P2"><text:span text:style-name="T214">10</text:span><text:span text:style-name="T215">.<text:s text:c="2"/></text:span><text:span text:style-name="T216">เพื่อต้องการให้นิสิตสามารถมีการพัฒนาและประยุกต์ใช้โปรแกรมที่หลากหลายในการทำงานเช่น</text:span><text:span text:style-name="T217"><text:s/></text:span><text:span text:style-name="T218">การพัฒนาแอพลิเคชั่นแล้วฝากไว้</text:span><text:span text:style-name="T219"><text:s/></text:span><text:span text:style-name="T220">เช่น</text:span><text:span text:style-name="T221"><text:s/></text:span><text:span text:style-name="T222">github ,Heroku<text:s/></text:span><text:span text:style-name="T223">แล้วก็วางแผนการทำงานด้วยการใช้เว็บ</text:span><text:span text:style-name="T224"><text:s/></text:span><text:span text:style-name="T225">storiesonboard<text:s/></text:span><text:span text:style-name="T226">ได้ทดลองสิ่งใหม่ๆ</text:span><text:span text:style-name="T227"/></text:p>
      <text:p text:style-name="P2"><text:span text:style-name="T22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